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9.06pt"/>
    </style:style>
    <style:style style:name="co2" style:family="table-column">
      <style:table-column-properties fo:break-before="auto" style:column-width="59.7pt"/>
    </style:style>
    <style:style style:name="co3" style:family="table-column">
      <style:table-column-properties fo:break-before="auto" style:column-width="70.84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>
      <style:text-properties style:font-name="Arial" style:font-name-asian="Arial"/>
    </style:style>
    <style:style style:name="ce9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border="none" style:vertical-align="middle"/>
      <style:paragraph-properties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border="0.74pt solid #000000" style:vertical-align="middle"/>
      <style:paragraph-properties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" fo:font-size="12pt" style:font-name-asian="Arial" style:font-size-asian="12pt" style:font-size-complex="12pt"/>
    </style:style>
    <style:style style:name="ce1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Arial" fo:font-size="10.5pt" style:font-name-asian="Arial" style:font-size-asian="10.5pt" style:font-size-complex="10.5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" fo:font-size="10.5pt" style:font-name-asian="Arial" style:font-size-asian="10.5pt" style:font-size-complex="10.5pt"/>
    </style:style>
    <style:style style:name="ce18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Arial" fo:font-size="10.5pt" fo:font-weight="normal" style:font-name-asian="Arial" style:font-size-asian="10.5pt" style:font-weight-asian="normal" style:font-size-complex="10.5pt" style:font-weight-complex="normal"/>
    </style:style>
    <style:style style:name="ce19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pt" svg:stroke-color="#000000" draw:textarea-horizontal-align="center" draw:textarea-vertical-align="middle" fo:padding-top="0pt" fo:padding-bottom="0pt" fo:padding-left="0pt" fo:padding-right="0pt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BS China SME" table:style-name="ta1" table:print="false"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3" table:number-columns-repeated="1011" table:default-cell-style-name="ce8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China SME'.A1" table:end-x="115.97pt" table:end-y="-39264.09pt" draw:z-index="0" draw:style-name="gr1" draw:text-style-name="P1" svg:x1="-60.26pt" svg:y1="-39264.12pt" svg:x2="115.97pt" svg:y2="-39264.12pt">
              <text:p/>
            </draw:line>
            <draw:line table:end-cell-address="'BS China SME'.A1" table:end-x="-22912.27pt" table:end-y="-39264.09pt" draw:z-index="1" draw:style-name="gr1" draw:text-style-name="P1" svg:x1="-23083.97pt" svg:y1="-39264.12pt" svg:x2="-22912.27pt" svg:y2="-39264.12pt">
              <text:p/>
            </draw:line>
          </table:table-cell>
          <table:table-cell table:style-name="ce1" table:number-columns-repeated="1014"/>
          <table:table-cell table:number-columns-repeated="9"/>
        </table:table-row>
        <table:table-row table:style-name="ro1">
          <table:table-cell table:style-name="ce1"/>
          <table:table-cell table:style-name="ce7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ce15"/>
          <table:table-cell table:style-name="ce1" table:number-columns-repeated="1010"/>
          <table:table-cell table:number-columns-repeated="9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ce1" table:number-columns-repeated="4"/>
          <table:table-cell table:style-name="ce17" office:value-type="string" calcext:value-type="string">
            <text:p>单位：元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3" office:value-type="string" calcext:value-type="string">
            <text:p>资 <text:s text:c="3"/>产</text:p>
          </table:table-cell>
          <table:table-cell table:style-name="ce9" office:value-type="string" calcext:value-type="string">
            <text:p>期末数</text:p>
          </table:table-cell>
          <table:table-cell table:style-name="ce9" office:value-type="string" calcext:value-type="string">
            <text:p>年初数</text:p>
          </table:table-cell>
          <table:table-cell table:style-name="ce3" office:value-type="string" calcext:value-type="string">
            <text:p>负债及所有者权益（或股东权益）</text:p>
          </table:table-cell>
          <table:table-cell table:style-name="ce16" office:value-type="string" calcext:value-type="string">
            <text:p>期末数</text:p>
          </table:table-cell>
          <table:table-cell table:style-name="ce18" office:value-type="string" calcext:value-type="string">
            <text:p>年初数</text:p>
          </table:table-cell>
          <table:table-cell table:style-name="ce20" table:number-columns-repeated="2"/>
          <table:table-cell table:style-name="ce1" table:number-columns-repeated="1007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1']['name']" xlink:type="simple">python://page['lines']['d01']['name']</text:a></text:p>
          </table:table-cell>
          <table:table-cell table:style-name="ce10"/>
          <table:table-cell table:style-name="ce12"/>
          <table:table-cell table:style-name="ce4" office:value-type="string" calcext:value-type="string">
            <text:p><text:a xlink:href="python://page['lines']['c01']['name']" xlink:type="simple">python://page['lines']['c01']['name']</text:a></text:p>
          </table:table-cell>
          <table:table-cell table:style-name="Default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2']['name']" xlink:type="simple">python://page['lines']['d02']['name']</text:a></text:p>
          </table:table-cell>
          <table:table-cell table:style-name="ce10" office:value-type="string" calcext:value-type="string">
            <text:p><text:a xlink:href="python://page['lines']['d02']['balance']" xlink:type="simple">python://page['lines']['d02']['balance']</text:a></text:p>
          </table:table-cell>
          <table:table-cell table:style-name="ce10" office:value-type="string" calcext:value-type="string">
            <text:p><text:a xlink:href="python://page['lines']['d02']['balance_prev']" xlink:type="simple">python://page['lines']['d02']['balance_prev']</text:a></text:p>
          </table:table-cell>
          <table:table-cell table:style-name="ce4" office:value-type="string" calcext:value-type="string">
            <text:p><text:a xlink:href="python://page['lines']['c02']['name']" xlink:type="simple">python://page['lines']['c0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02']['balance_prev']" xlink:type="simple">python://page['lines']['c0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3']['name']" xlink:type="simple">python://page['lines']['d03']['name']</text:a></text:p>
          </table:table-cell>
          <table:table-cell table:style-name="ce10" office:value-type="string" calcext:value-type="string">
            <text:p><text:a xlink:href="python://page['lines']['d03']['balance']" xlink:type="simple">python://page['lines']['d03']['balance']</text:a></text:p>
          </table:table-cell>
          <table:table-cell table:style-name="ce10" office:value-type="string" calcext:value-type="string">
            <text:p><text:a xlink:href="python://page['lines']['d03']['balance_prev']" xlink:type="simple">python://page['lines']['d03']['balance_prev']</text:a></text:p>
          </table:table-cell>
          <table:table-cell table:style-name="ce4" office:value-type="string" calcext:value-type="string">
            <text:p><text:a xlink:href="python://page['lines']['c03']['name']" xlink:type="simple">python://page['lines']['c03']['name']</text:a></text:p>
          </table:table-cell>
          <table:table-cell table:style-name="ce10" office:value-type="string" calcext:value-type="string">
            <text:p><text:a xlink:href="python://page['lines']['c03']['balance']" xlink:type="simple">python://page['lines']['c03']['balance']</text:a></text:p>
          </table:table-cell>
          <table:table-cell table:style-name="ce10" office:value-type="string" calcext:value-type="string">
            <text:p><text:a xlink:href="python://page['lines']['c03']['balance_prev']" xlink:type="simple">python://page['lines']['c0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4']['name']" xlink:type="simple">python://page['lines']['d04']['name']</text:a></text:p>
          </table:table-cell>
          <table:table-cell table:style-name="ce10" office:value-type="string" calcext:value-type="string">
            <text:p><text:a xlink:href="python://page['lines']['d04']['balance']" xlink:type="simple">python://page['lines']['d04']['balance']</text:a></text:p>
          </table:table-cell>
          <table:table-cell table:style-name="ce10" office:value-type="string" calcext:value-type="string">
            <text:p><text:a xlink:href="python://page['lines']['d04']['balance_prev']" xlink:type="simple">python://page['lines']['d04']['balance_prev']</text:a></text:p>
          </table:table-cell>
          <table:table-cell table:style-name="ce4" office:value-type="string" calcext:value-type="string">
            <text:p><text:a xlink:href="python://page['lines']['c04']['name']" xlink:type="simple">python://page['lines']['c04']['name']</text:a></text:p>
          </table:table-cell>
          <table:table-cell table:style-name="ce10" office:value-type="string" calcext:value-type="string">
            <text:p><text:a xlink:href="python://page['lines']['c04']['balance']" xlink:type="simple">python://page['lines']['c04']['balance']</text:a></text:p>
          </table:table-cell>
          <table:table-cell table:style-name="ce10" office:value-type="string" calcext:value-type="string">
            <text:p><text:a xlink:href="python://page['lines']['c04']['balance_prev']" xlink:type="simple">python://page['lines']['c04']['balance_prev']</text:a></text:p>
          </table:table-cell>
          <table:table-cell table:style-name="ce1" table:number-columns-repeated="2"/>
          <table:table-cell table:style-name="ce20" table:number-columns-repeated="2"/>
          <table:table-cell table:style-name="ce1" table:number-columns-repeated="1005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5']['name']" xlink:type="simple">python://page['lines']['d05']['name']</text:a></text:p>
          </table:table-cell>
          <table:table-cell table:style-name="ce10" office:value-type="string" calcext:value-type="string">
            <text:p><text:a xlink:href="python://page['lines']['d05']['balance']" xlink:type="simple">python://page['lines']['d05']['balance']</text:a></text:p>
          </table:table-cell>
          <table:table-cell table:style-name="ce10" office:value-type="string" calcext:value-type="string">
            <text:p><text:a xlink:href="python://page['lines']['d05']['balance_prev']" xlink:type="simple">python://page['lines']['d05']['balance_prev']</text:a></text:p>
          </table:table-cell>
          <table:table-cell table:style-name="ce4" office:value-type="string" calcext:value-type="string">
            <text:p><text:a xlink:href="python://page['lines']['c05']['name']" xlink:type="simple">python://page['lines']['c05']['name']</text:a></text:p>
          </table:table-cell>
          <table:table-cell table:style-name="ce10" office:value-type="string" calcext:value-type="string">
            <text:p><text:a xlink:href="python://page['lines']['c05']['balance']" xlink:type="simple">python://page['lines']['c05']['balance']</text:a></text:p>
          </table:table-cell>
          <table:table-cell table:style-name="ce10" office:value-type="string" calcext:value-type="string">
            <text:p><text:a xlink:href="python://page['lines']['c05']['balance_prev']" xlink:type="simple">python://page['lines']['c05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6']['name']" xlink:type="simple">python://page['lines']['d06']['name']</text:a></text:p>
          </table:table-cell>
          <table:table-cell table:style-name="ce10" office:value-type="string" calcext:value-type="string">
            <text:p><text:a xlink:href="python://page['lines']['d06']['balance']" xlink:type="simple">python://page['lines']['d06']['balance']</text:a></text:p>
          </table:table-cell>
          <table:table-cell table:style-name="ce10" office:value-type="string" calcext:value-type="string">
            <text:p><text:a xlink:href="python://page['lines']['d06']['balance_prev']" xlink:type="simple">python://page['lines']['d06']['balance_prev']</text:a></text:p>
          </table:table-cell>
          <table:table-cell table:style-name="ce4" office:value-type="string" calcext:value-type="string">
            <text:p><text:a xlink:href="python://page['lines']['c06']['name']" xlink:type="simple">python://page['lines']['c06']['name']</text:a></text:p>
          </table:table-cell>
          <table:table-cell table:style-name="ce10" office:value-type="string" calcext:value-type="string">
            <text:p><text:a xlink:href="python://page['lines']['c06']['balance']" xlink:type="simple">python://page['lines']['c06']['balance']</text:a></text:p>
          </table:table-cell>
          <table:table-cell table:style-name="ce10" office:value-type="string" calcext:value-type="string">
            <text:p><text:a xlink:href="python://page['lines']['c06']['balance_prev']" xlink:type="simple">python://page['lines']['c0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7']['name']" xlink:type="simple">python://page['lines']['d07']['name']</text:a></text:p>
          </table:table-cell>
          <table:table-cell table:style-name="ce10" office:value-type="string" calcext:value-type="string">
            <text:p><text:a xlink:href="python://page['lines']['d07']['balance']" xlink:type="simple">python://page['lines']['d07']['balance']</text:a></text:p>
          </table:table-cell>
          <table:table-cell table:style-name="ce10" office:value-type="string" calcext:value-type="string">
            <text:p><text:a xlink:href="python://page['lines']['d07']['balance_prev']" xlink:type="simple">python://page['lines']['d07']['balance_prev']</text:a></text:p>
          </table:table-cell>
          <table:table-cell table:style-name="ce4" office:value-type="string" calcext:value-type="string">
            <text:p><text:a xlink:href="python://page['lines']['c07']['name']" xlink:type="simple">python://page['lines']['c07']['name']</text:a></text:p>
          </table:table-cell>
          <table:table-cell table:style-name="ce10" office:value-type="string" calcext:value-type="string">
            <text:p><text:a xlink:href="python://page['lines']['c07']['balance']" xlink:type="simple">python://page['lines']['c07']['balance']</text:a></text:p>
          </table:table-cell>
          <table:table-cell table:style-name="ce10" office:value-type="string" calcext:value-type="string">
            <text:p><text:a xlink:href="python://page['lines']['c07']['balance_prev']" xlink:type="simple">python://page['lines']['c0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8']['name']" xlink:type="simple">python://page['lines']['d08']['name']</text:a></text:p>
          </table:table-cell>
          <table:table-cell table:style-name="ce10" office:value-type="string" calcext:value-type="string">
            <text:p><text:a xlink:href="python://page['lines']['d08']['balance']" xlink:type="simple">python://page['lines']['d08']['balance']</text:a></text:p>
          </table:table-cell>
          <table:table-cell table:style-name="ce10" office:value-type="string" calcext:value-type="string">
            <text:p><text:a xlink:href="python://page['lines']['d08']['balance_prev']" xlink:type="simple">python://page['lines']['d08']['balance_prev']</text:a></text:p>
          </table:table-cell>
          <table:table-cell table:style-name="ce4" office:value-type="string" calcext:value-type="string">
            <text:p><text:a xlink:href="python://page['lines']['c08']['name']" xlink:type="simple">python://page['lines']['c08']['name']</text:a></text:p>
          </table:table-cell>
          <table:table-cell table:style-name="ce10" office:value-type="string" calcext:value-type="string">
            <text:p><text:a xlink:href="python://page['lines']['c08']['balance']" xlink:type="simple">python://page['lines']['c08']['balance']</text:a></text:p>
          </table:table-cell>
          <table:table-cell table:style-name="ce10" office:value-type="string" calcext:value-type="string">
            <text:p><text:a xlink:href="python://page['lines']['c08']['balance_prev']" xlink:type="simple">python://page['lines']['c0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09']['name']" xlink:type="simple">python://page['lines']['d09']['name']</text:a></text:p>
          </table:table-cell>
          <table:table-cell table:style-name="ce10" office:value-type="string" calcext:value-type="string">
            <text:p><text:a xlink:href="python://page['lines']['d09']['balance']" xlink:type="simple">python://page['lines']['d09']['balance']</text:a></text:p>
          </table:table-cell>
          <table:table-cell table:style-name="ce10" office:value-type="string" calcext:value-type="string">
            <text:p><text:a xlink:href="python://page['lines']['d09']['balance_prev']" xlink:type="simple">python://page['lines']['d09']['balance_prev']</text:a></text:p>
          </table:table-cell>
          <table:table-cell table:style-name="ce4" office:value-type="string" calcext:value-type="string">
            <text:p><text:a xlink:href="python://page['lines']['c09']['name']" xlink:type="simple">python://page['lines']['c09']['name']</text:a></text:p>
          </table:table-cell>
          <table:table-cell table:style-name="ce10" office:value-type="string" calcext:value-type="string">
            <text:p><text:a xlink:href="python://page['lines']['c09']['balance']" xlink:type="simple">python://page['lines']['c09']['balance']</text:a></text:p>
          </table:table-cell>
          <table:table-cell table:style-name="ce10" office:value-type="string" calcext:value-type="string">
            <text:p><text:a xlink:href="python://page['lines']['c09']['balance_prev']" xlink:type="simple">python://page['lines']['c0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0']['name']" xlink:type="simple">python://page['lines']['d10']['name']</text:a></text:p>
          </table:table-cell>
          <table:table-cell table:style-name="ce10" office:value-type="string" calcext:value-type="string">
            <text:p><text:a xlink:href="python://page['lines']['d10']['balance']" xlink:type="simple">python://page['lines']['d10']['balance']</text:a></text:p>
          </table:table-cell>
          <table:table-cell table:style-name="ce10" office:value-type="string" calcext:value-type="string">
            <text:p><text:a xlink:href="python://page['lines']['d10']['balance_prev']" xlink:type="simple">python://page['lines']['d10']['balance_prev']</text:a></text:p>
          </table:table-cell>
          <table:table-cell table:style-name="ce4" office:value-type="string" calcext:value-type="string">
            <text:p><text:a xlink:href="python://page['lines']['c10']['name']" xlink:type="simple">python://page['lines']['c10']['name']</text:a></text:p>
          </table:table-cell>
          <table:table-cell table:style-name="ce10" office:value-type="string" calcext:value-type="string">
            <text:p><text:a xlink:href="python://page['lines']['c10']['balance']" xlink:type="simple">python://page['lines']['c10']['balance']</text:a></text:p>
          </table:table-cell>
          <table:table-cell table:style-name="ce10" office:value-type="string" calcext:value-type="string">
            <text:p><text:a xlink:href="python://page['lines']['c10']['balance_prev']" xlink:type="simple">python://page['lines']['c1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1']['name']" xlink:type="simple">python://page['lines']['d11']['name']</text:a></text:p>
          </table:table-cell>
          <table:table-cell table:style-name="ce10" office:value-type="string" calcext:value-type="string">
            <text:p><text:a xlink:href="python://page['lines']['d11']['balance']" xlink:type="simple">python://page['lines']['d11']['balance']</text:a></text:p>
          </table:table-cell>
          <table:table-cell table:style-name="ce10" office:value-type="string" calcext:value-type="string">
            <text:p><text:a xlink:href="python://page['lines']['d11']['balance_prev']" xlink:type="simple">python://page['lines']['d11']['balance_prev']</text:a></text:p>
          </table:table-cell>
          <table:table-cell table:style-name="ce4" office:value-type="string" calcext:value-type="string">
            <text:p><text:a xlink:href="python://page['lines']['c11']['name']" xlink:type="simple">python://page['lines']['c11']['name']</text:a></text:p>
          </table:table-cell>
          <table:table-cell table:style-name="ce10" office:value-type="string" calcext:value-type="string">
            <text:p><text:a xlink:href="python://page['lines']['c11']['balance']" xlink:type="simple">python://page['lines']['c11']['balance']</text:a></text:p>
          </table:table-cell>
          <table:table-cell table:style-name="ce10" office:value-type="string" calcext:value-type="string">
            <text:p><text:a xlink:href="python://page['lines']['c11']['balance_prev']" xlink:type="simple">python://page['lines']['c1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2']['name']" xlink:type="simple">python://page['lines']['d12']['name']</text:a></text:p>
          </table:table-cell>
          <table:table-cell table:style-name="ce10" office:value-type="string" calcext:value-type="string">
            <text:p><text:a xlink:href="python://page['lines']['d12']['balance']" xlink:type="simple">python://page['lines']['d12']['balance']</text:a></text:p>
          </table:table-cell>
          <table:table-cell table:style-name="ce10" office:value-type="string" calcext:value-type="string">
            <text:p><text:a xlink:href="python://page['lines']['d12']['balance_prev']" xlink:type="simple">python://page['lines']['d12']['balance_prev']</text:a></text:p>
          </table:table-cell>
          <table:table-cell table:style-name="ce4" office:value-type="string" calcext:value-type="string">
            <text:p><text:a xlink:href="python://page['lines']['c12']['name']" xlink:type="simple">python://page['lines']['c12']['name']</text:a></text:p>
          </table:table-cell>
          <table:table-cell table:style-name="ce10" office:value-type="string" calcext:value-type="string">
            <text:p><text:a xlink:href="python://page['lines']['c12']['balance']" xlink:type="simple">python://page['lines']['c12']['balance']</text:a></text:p>
          </table:table-cell>
          <table:table-cell table:style-name="ce10" office:value-type="string" calcext:value-type="string">
            <text:p><text:a xlink:href="python://page['lines']['c12']['balance_prev']" xlink:type="simple">python://page['lines']['c1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3']['name']" xlink:type="simple">python://page['lines']['d13']['name']</text:a></text:p>
          </table:table-cell>
          <table:table-cell table:style-name="ce10" office:value-type="string" calcext:value-type="string">
            <text:p><text:a xlink:href="python://page['lines']['d13']['balance']" xlink:type="simple">python://page['lines']['d13']['balance']</text:a></text:p>
          </table:table-cell>
          <table:table-cell table:style-name="ce10" office:value-type="string" calcext:value-type="string">
            <text:p><text:a xlink:href="python://page['lines']['d13']['balance_prev']" xlink:type="simple">python://page['lines']['d13']['balance_prev']</text:a></text:p>
          </table:table-cell>
          <table:table-cell table:style-name="ce4" office:value-type="string" calcext:value-type="string">
            <text:p><text:a xlink:href="python://page['lines']['c13']['name']" xlink:type="simple">python://page['lines']['c13']['name']</text:a></text:p>
          </table:table-cell>
          <table:table-cell table:style-name="ce10" office:value-type="string" calcext:value-type="string">
            <text:p><text:a xlink:href="python://page['lines']['c13']['balance']" xlink:type="simple">python://page['lines']['c13']['balance']</text:a></text:p>
          </table:table-cell>
          <table:table-cell table:style-name="ce10" office:value-type="string" calcext:value-type="string">
            <text:p><text:a xlink:href="python://page['lines']['c13']['balance_prev']" xlink:type="simple">python://page['lines']['c1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4']['name']" xlink:type="simple">python://page['lines']['d14']['name']</text:a></text:p>
          </table:table-cell>
          <table:table-cell table:style-name="ce10" table:number-columns-repeated="2"/>
          <table:table-cell table:style-name="ce4" office:value-type="string" calcext:value-type="string">
            <text:p><text:a xlink:href="python://page['lines']['c14']['name']" xlink:type="simple">python://page['lines']['c14']['name']</text:a></text:p>
          </table:table-cell>
          <table:table-cell table:style-name="ce10" office:value-type="string" calcext:value-type="string">
            <text:p><text:a xlink:href="python://page['lines']['c14']['balance']" xlink:type="simple">python://page['lines']['c14']['balance']</text:a></text:p>
          </table:table-cell>
          <table:table-cell table:style-name="ce10" office:value-type="string" calcext:value-type="string">
            <text:p><text:a xlink:href="python://page['lines']['c14']['balance_prev']" xlink:type="simple">python://page['lines']['c1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5']['name']" xlink:type="simple">python://page['lines']['d15']['name']</text:a></text:p>
          </table:table-cell>
          <table:table-cell table:style-name="ce10" office:value-type="string" calcext:value-type="string">
            <text:p><text:a xlink:href="python://page['lines']['d15']['balance']" xlink:type="simple">python://page['lines']['d15']['balance']</text:a></text:p>
          </table:table-cell>
          <table:table-cell table:style-name="ce10" office:value-type="string" calcext:value-type="string">
            <text:p><text:a xlink:href="python://page['lines']['d15']['balance_prev']" xlink:type="simple">python://page['lines']['d15']['balance_prev']</text:a></text:p>
          </table:table-cell>
          <table:table-cell table:style-name="ce4" office:value-type="string" calcext:value-type="string">
            <text:p><text:a xlink:href="python://page['lines']['c15']['name']" xlink:type="simple">python://page['lines']['c15']['name']</text:a></text:p>
          </table:table-cell>
          <table:table-cell table:style-name="ce12"/>
          <table:table-cell table:style-name="ce10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6']['name']" xlink:type="simple">python://page['lines']['d16']['name']</text:a></text:p>
          </table:table-cell>
          <table:table-cell table:style-name="ce10" office:value-type="string" calcext:value-type="string">
            <text:p><text:a xlink:href="python://page['lines']['d16']['balance']" xlink:type="simple">python://page['lines']['d16']['balance']</text:a></text:p>
          </table:table-cell>
          <table:table-cell table:style-name="ce10" office:value-type="string" calcext:value-type="string">
            <text:p><text:a xlink:href="python://page['lines']['d16']['balance_prev']" xlink:type="simple">python://page['lines']['d16']['balance_prev']</text:a></text:p>
          </table:table-cell>
          <table:table-cell table:style-name="ce4" office:value-type="string" calcext:value-type="string">
            <text:p><text:a xlink:href="python://page['lines']['c16']['name']" xlink:type="simple">python://page['lines']['c16']['name']</text:a></text:p>
          </table:table-cell>
          <table:table-cell table:style-name="ce10" office:value-type="string" calcext:value-type="string">
            <text:p><text:a xlink:href="python://page['lines']['c16']['balance']" xlink:type="simple">python://page['lines']['c16']['balance']</text:a></text:p>
          </table:table-cell>
          <table:table-cell table:style-name="ce10" office:value-type="string" calcext:value-type="string">
            <text:p><text:a xlink:href="python://page['lines']['c16']['balance_prev']" xlink:type="simple">python://page['lines']['c1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7']['name']" xlink:type="simple">python://page['lines']['d17']['name']</text:a></text:p>
          </table:table-cell>
          <table:table-cell table:style-name="ce10" office:value-type="string" calcext:value-type="string">
            <text:p><text:a xlink:href="python://page['lines']['d17']['balance']" xlink:type="simple">python://page['lines']['d17']['balance']</text:a></text:p>
          </table:table-cell>
          <table:table-cell table:style-name="ce10" office:value-type="string" calcext:value-type="string">
            <text:p><text:a xlink:href="python://page['lines']['d17']['balance_prev']" xlink:type="simple">python://page['lines']['d17']['balance_prev']</text:a></text:p>
          </table:table-cell>
          <table:table-cell table:style-name="ce4" office:value-type="string" calcext:value-type="string">
            <text:p><text:a xlink:href="python://page['lines']['c17']['name']" xlink:type="simple">python://page['lines']['c17']['name']</text:a></text:p>
          </table:table-cell>
          <table:table-cell table:style-name="ce10" office:value-type="string" calcext:value-type="string">
            <text:p><text:a xlink:href="python://page['lines']['c17']['balance']" xlink:type="simple">python://page['lines']['c17']['balance']</text:a></text:p>
          </table:table-cell>
          <table:table-cell table:style-name="ce10" office:value-type="string" calcext:value-type="string">
            <text:p><text:a xlink:href="python://page['lines']['c17']['balance_prev']" xlink:type="simple">python://page['lines']['c1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8']['name']" xlink:type="simple">python://page['lines']['d18']['name']</text:a></text:p>
          </table:table-cell>
          <table:table-cell table:style-name="ce10" office:value-type="string" calcext:value-type="string">
            <text:p><text:a xlink:href="python://page['lines']['d18']['balance']" xlink:type="simple">python://page['lines']['d18']['balance']</text:a></text:p>
          </table:table-cell>
          <table:table-cell table:style-name="ce10" office:value-type="string" calcext:value-type="string">
            <text:p><text:a xlink:href="python://page['lines']['d18']['balance_prev']" xlink:type="simple">python://page['lines']['d18']['balance_prev']</text:a></text:p>
          </table:table-cell>
          <table:table-cell table:style-name="ce14" office:value-type="string" calcext:value-type="string">
            <text:p><text:a xlink:href="python://page['lines']['c18']['name']" xlink:type="simple">python://page['lines']['c18']['name']</text:a></text:p>
          </table:table-cell>
          <table:table-cell table:style-name="ce10" office:value-type="string" calcext:value-type="string">
            <text:p><text:a xlink:href="python://page['lines']['c18']['balance']" xlink:type="simple">python://page['lines']['c18']['balance']</text:a></text:p>
          </table:table-cell>
          <table:table-cell table:style-name="ce10" office:value-type="string" calcext:value-type="string">
            <text:p><text:a xlink:href="python://page['lines']['c18']['balance_prev']" xlink:type="simple">python://page['lines']['c1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19']['name']" xlink:type="simple">python://page['lines']['d19']['name']</text:a></text:p>
          </table:table-cell>
          <table:table-cell table:style-name="ce10" office:value-type="string" calcext:value-type="string">
            <text:p><text:a xlink:href="python://page['lines']['d19']['balance']" xlink:type="simple">python://page['lines']['d19']['balance']</text:a></text:p>
          </table:table-cell>
          <table:table-cell table:style-name="ce10" office:value-type="string" calcext:value-type="string">
            <text:p><text:a xlink:href="python://page['lines']['d19']['balance_prev']" xlink:type="simple">python://page['lines']['d19']['balance_prev']</text:a></text:p>
          </table:table-cell>
          <table:table-cell table:style-name="ce4" office:value-type="string" calcext:value-type="string">
            <text:p><text:a xlink:href="python://page['lines']['c19']['name']" xlink:type="simple">python://page['lines']['c19']['name']</text:a></text:p>
          </table:table-cell>
          <table:table-cell table:style-name="ce10" office:value-type="string" calcext:value-type="string">
            <text:p><text:a xlink:href="python://page['lines']['c19']['balance']" xlink:type="simple">python://page['lines']['c19']['balance']</text:a></text:p>
          </table:table-cell>
          <table:table-cell table:style-name="ce10" office:value-type="string" calcext:value-type="string">
            <text:p><text:a xlink:href="python://page['lines']['c19']['balance_prev']" xlink:type="simple">python://page['lines']['c1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0']['name']" xlink:type="simple">python://page['lines']['d20']['name']</text:a></text:p>
          </table:table-cell>
          <table:table-cell table:style-name="ce10" office:value-type="string" calcext:value-type="string">
            <text:p><text:a xlink:href="python://page['lines']['d20']['balance']" xlink:type="simple">python://page['lines']['d20']['balance']</text:a></text:p>
          </table:table-cell>
          <table:table-cell table:style-name="ce10" office:value-type="string" calcext:value-type="string">
            <text:p><text:a xlink:href="python://page['lines']['d20']['balance_prev']" xlink:type="simple">python://page['lines']['d20']['balance_prev']</text:a></text:p>
          </table:table-cell>
          <table:table-cell table:style-name="ce4" office:value-type="string" calcext:value-type="string">
            <text:p><text:a xlink:href="python://page['lines']['c20']['name']" xlink:type="simple">python://page['lines']['c20']['name']</text:a></text:p>
          </table:table-cell>
          <table:table-cell table:style-name="ce10" office:value-type="string" calcext:value-type="string">
            <text:p><text:a xlink:href="python://page['lines']['c20']['balance']" xlink:type="simple">python://page['lines']['c20']['balance']</text:a></text:p>
          </table:table-cell>
          <table:table-cell table:style-name="ce10" office:value-type="string" calcext:value-type="string">
            <text:p><text:a xlink:href="python://page['lines']['c20']['balance_prev']" xlink:type="simple">python://page['lines']['c2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1']['name']" xlink:type="simple">python://page['lines']['d21']['name']</text:a></text:p>
          </table:table-cell>
          <table:table-cell table:style-name="ce10" office:value-type="string" calcext:value-type="string">
            <text:p><text:a xlink:href="python://page['lines']['d21']['balance']" xlink:type="simple">python://page['lines']['d21']['balance']</text:a></text:p>
          </table:table-cell>
          <table:table-cell table:style-name="ce10" office:value-type="string" calcext:value-type="string">
            <text:p><text:a xlink:href="python://page['lines']['d21']['balance_prev']" xlink:type="simple">python://page['lines']['d21']['balance_prev']</text:a></text:p>
          </table:table-cell>
          <table:table-cell table:style-name="ce4" office:value-type="string" calcext:value-type="string">
            <text:p><text:a xlink:href="python://page['lines']['c21']['name']" xlink:type="simple">python://page['lines']['c21']['name']</text:a></text:p>
          </table:table-cell>
          <table:table-cell table:style-name="ce10" office:value-type="string" calcext:value-type="string">
            <text:p><text:a xlink:href="python://page['lines']['c21']['balance']" xlink:type="simple">python://page['lines']['c21']['balance']</text:a></text:p>
          </table:table-cell>
          <table:table-cell table:style-name="ce10" office:value-type="string" calcext:value-type="string">
            <text:p><text:a xlink:href="python://page['lines']['c21']['balance_prev']" xlink:type="simple">python://page['lines']['c2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2']['name']" xlink:type="simple">python://page['lines']['d22']['name']</text:a></text:p>
          </table:table-cell>
          <table:table-cell table:style-name="ce10" office:value-type="string" calcext:value-type="string">
            <text:p><text:a xlink:href="python://page['lines']['d22']['balance']" xlink:type="simple">python://page['lines']['d22']['balance']</text:a></text:p>
          </table:table-cell>
          <table:table-cell table:style-name="ce10" office:value-type="string" calcext:value-type="string">
            <text:p><text:a xlink:href="python://page['lines']['d22']['balance_prev']" xlink:type="simple">python://page['lines']['d22']['balance_prev']</text:a></text:p>
          </table:table-cell>
          <table:table-cell table:style-name="ce4" office:value-type="string" calcext:value-type="string">
            <text:p><text:a xlink:href="python://page['lines']['c22']['name']" xlink:type="simple">python://page['lines']['c22']['name']</text:a></text:p>
          </table:table-cell>
          <table:table-cell table:style-name="ce10" office:value-type="string" calcext:value-type="string">
            <text:p><text:a xlink:href="python://page['lines']['c22']['balance']" xlink:type="simple">python://page['lines']['c22']['balance']</text:a></text:p>
          </table:table-cell>
          <table:table-cell table:style-name="ce10" office:value-type="string" calcext:value-type="string">
            <text:p><text:a xlink:href="python://page['lines']['c22']['balance_prev']" xlink:type="simple">python://page['lines']['c2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3']['name']" xlink:type="simple">python://page['lines']['d23']['name']</text:a></text:p>
          </table:table-cell>
          <table:table-cell table:style-name="ce10" office:value-type="string" calcext:value-type="string">
            <text:p><text:a xlink:href="python://page['lines']['d23']['balance']" xlink:type="simple">python://page['lines']['d23']['balance']</text:a></text:p>
          </table:table-cell>
          <table:table-cell table:style-name="ce10" office:value-type="string" calcext:value-type="string">
            <text:p><text:a xlink:href="python://page['lines']['d23']['balance_prev']" xlink:type="simple">python://page['lines']['d23']['balance_prev']</text:a></text:p>
          </table:table-cell>
          <table:table-cell table:style-name="ce4" office:value-type="string" calcext:value-type="string">
            <text:p><text:a xlink:href="python://page['lines']['c23']['name']" xlink:type="simple">python://page['lines']['c23']['name']</text:a></text:p>
          </table:table-cell>
          <table:table-cell table:style-name="ce10" office:value-type="string" calcext:value-type="string">
            <text:p><text:a xlink:href="python://page['lines']['c23']['balance']" xlink:type="simple">python://page['lines']['c23']['balance']</text:a></text:p>
          </table:table-cell>
          <table:table-cell table:style-name="ce10" office:value-type="string" calcext:value-type="string">
            <text:p><text:a xlink:href="python://page['lines']['c23']['balance_prev']" xlink:type="simple">python://page['lines']['c23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4']['name']" xlink:type="simple">python://page['lines']['d24']['name']</text:a></text:p>
          </table:table-cell>
          <table:table-cell table:style-name="ce10" office:value-type="string" calcext:value-type="string">
            <text:p><text:a xlink:href="python://page['lines']['d24']['balance']" xlink:type="simple">python://page['lines']['d24']['balance']</text:a></text:p>
          </table:table-cell>
          <table:table-cell table:style-name="ce10" office:value-type="string" calcext:value-type="string">
            <text:p><text:a xlink:href="python://page['lines']['d24']['balance_prev']" xlink:type="simple">python://page['lines']['d24']['balance_prev']</text:a></text:p>
          </table:table-cell>
          <table:table-cell table:style-name="ce4" office:value-type="string" calcext:value-type="string">
            <text:p><text:a xlink:href="python://page['lines']['c24']['name']" xlink:type="simple">python://page['lines']['c24']['name']</text:a></text:p>
          </table:table-cell>
          <table:table-cell table:style-name="ce10" office:value-type="string" calcext:value-type="string">
            <text:p><text:a xlink:href="python://page['lines']['c24']['balance']" xlink:type="simple">python://page['lines']['c24']['balance']</text:a></text:p>
          </table:table-cell>
          <table:table-cell table:style-name="ce10" office:value-type="string" calcext:value-type="string">
            <text:p><text:a xlink:href="python://page['lines']['c24']['balance_prev']" xlink:type="simple">python://page['lines']['c24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5']['name']" xlink:type="simple">python://page['lines']['d25']['name']</text:a></text:p>
          </table:table-cell>
          <table:table-cell table:style-name="ce10" office:value-type="string" calcext:value-type="string">
            <text:p><text:a xlink:href="python://page['lines']['d25']['balance']" xlink:type="simple">python://page['lines']['d25']['balance']</text:a></text:p>
          </table:table-cell>
          <table:table-cell table:style-name="ce10" office:value-type="string" calcext:value-type="string">
            <text:p><text:a xlink:href="python://page['lines']['d25']['balance_prev']" xlink:type="simple">python://page['lines']['d25']['balance_prev']</text:a></text:p>
          </table:table-cell>
          <table:table-cell table:style-name="ce4" office:value-type="string" calcext:value-type="string">
            <text:p><text:a xlink:href="python://page['lines']['c25']['name']" xlink:type="simple">python://page['lines']['c25']['name']</text:a></text:p>
          </table:table-cell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5" office:value-type="string" calcext:value-type="string">
            <text:p><text:a xlink:href="python://page['lines']['d26']['name']" xlink:type="simple">python://page['lines']['d26']['name']</text:a></text:p>
          </table:table-cell>
          <table:table-cell table:style-name="ce10" office:value-type="string" calcext:value-type="string">
            <text:p><text:a xlink:href="python://page['lines']['d26']['balance']" xlink:type="simple">python://page['lines']['d26']['balance']</text:a></text:p>
          </table:table-cell>
          <table:table-cell table:style-name="ce10" office:value-type="string" calcext:value-type="string">
            <text:p><text:a xlink:href="python://page['lines']['d26']['balance_prev']" xlink:type="simple">python://page['lines']['d26']['balance_prev']</text:a></text:p>
          </table:table-cell>
          <table:table-cell table:style-name="ce4" office:value-type="string" calcext:value-type="string">
            <text:p><text:a xlink:href="python://page['lines']['c26']['name']" xlink:type="simple">python://page['lines']['c26']['name']</text:a></text:p>
          </table:table-cell>
          <table:table-cell table:style-name="ce10" office:value-type="string" calcext:value-type="string">
            <text:p><text:a xlink:href="python://page['lines']['c26']['balance']" xlink:type="simple">python://page['lines']['c26']['balance']</text:a></text:p>
          </table:table-cell>
          <table:table-cell table:style-name="ce10" office:value-type="string" calcext:value-type="string">
            <text:p><text:a xlink:href="python://page['lines']['c26']['balance_prev']" xlink:type="simple">python://page['lines']['c26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7']['name']" xlink:type="simple">python://page['lines']['d27']['name']</text:a></text:p>
          </table:table-cell>
          <table:table-cell table:style-name="ce10" office:value-type="string" calcext:value-type="string">
            <text:p><text:a xlink:href="python://page['lines']['d27']['balance']" xlink:type="simple">python://page['lines']['d27']['balance']</text:a></text:p>
          </table:table-cell>
          <table:table-cell table:style-name="ce10" office:value-type="string" calcext:value-type="string">
            <text:p><text:a xlink:href="python://page['lines']['d27']['balance_prev']" xlink:type="simple">python://page['lines']['d27']['balance_prev']</text:a></text:p>
          </table:table-cell>
          <table:table-cell table:style-name="ce4" office:value-type="string" calcext:value-type="string">
            <text:p><text:a xlink:href="python://page['lines']['c27']['name']" xlink:type="simple">python://page['lines']['c27']['name']</text:a></text:p>
          </table:table-cell>
          <table:table-cell table:style-name="ce10" office:value-type="string" calcext:value-type="string">
            <text:p><text:a xlink:href="python://page['lines']['c27']['balance']" xlink:type="simple">python://page['lines']['c27']['balance']</text:a></text:p>
          </table:table-cell>
          <table:table-cell table:style-name="ce10" office:value-type="string" calcext:value-type="string">
            <text:p><text:a xlink:href="python://page['lines']['c27']['balance_prev']" xlink:type="simple">python://page['lines']['c27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8']['name']" xlink:type="simple">python://page['lines']['d28']['name']</text:a></text:p>
          </table:table-cell>
          <table:table-cell table:style-name="ce10" office:value-type="string" calcext:value-type="string">
            <text:p><text:a xlink:href="python://page['lines']['d28']['balance']" xlink:type="simple">python://page['lines']['d28']['balance']</text:a></text:p>
          </table:table-cell>
          <table:table-cell table:style-name="ce10" office:value-type="string" calcext:value-type="string">
            <text:p><text:a xlink:href="python://page['lines']['d28']['balance_prev']" xlink:type="simple">python://page['lines']['d28']['balance_prev']</text:a></text:p>
          </table:table-cell>
          <table:table-cell table:style-name="ce4" office:value-type="string" calcext:value-type="string">
            <text:p><text:a xlink:href="python://page['lines']['c28']['name']" xlink:type="simple">python://page['lines']['c28']['name']</text:a></text:p>
          </table:table-cell>
          <table:table-cell table:style-name="ce10" office:value-type="string" calcext:value-type="string">
            <text:p><text:a xlink:href="python://page['lines']['c28']['balance']" xlink:type="simple">python://page['lines']['c28']['balance']</text:a></text:p>
          </table:table-cell>
          <table:table-cell table:style-name="ce10" office:value-type="string" calcext:value-type="string">
            <text:p><text:a xlink:href="python://page['lines']['c28']['balance_prev']" xlink:type="simple">python://page['lines']['c28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29']['name']" xlink:type="simple">python://page['lines']['d29']['name']</text:a></text:p>
          </table:table-cell>
          <table:table-cell table:style-name="ce10" office:value-type="string" calcext:value-type="string">
            <text:p><text:a xlink:href="python://page['lines']['d29']['balance']" xlink:type="simple">python://page['lines']['d29']['balance']</text:a></text:p>
          </table:table-cell>
          <table:table-cell table:style-name="ce10" office:value-type="string" calcext:value-type="string">
            <text:p><text:a xlink:href="python://page['lines']['d29']['balance_prev']" xlink:type="simple">python://page['lines']['d29']['balance_prev']</text:a></text:p>
          </table:table-cell>
          <table:table-cell table:style-name="ce4" office:value-type="string" calcext:value-type="string">
            <text:p><text:a xlink:href="python://page['lines']['c29']['name']" xlink:type="simple">python://page['lines']['c29']['name']</text:a></text:p>
          </table:table-cell>
          <table:table-cell table:style-name="ce10" office:value-type="string" calcext:value-type="string">
            <text:p><text:a xlink:href="python://page['lines']['c29']['balance']" xlink:type="simple">python://page['lines']['c29']['balance']</text:a></text:p>
          </table:table-cell>
          <table:table-cell table:style-name="ce10" office:value-type="string" calcext:value-type="string">
            <text:p><text:a xlink:href="python://page['lines']['c29']['balance_prev']" xlink:type="simple">python://page['lines']['c29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0']['name']" xlink:type="simple">python://page['lines']['d30']['name']</text:a></text:p>
          </table:table-cell>
          <table:table-cell table:style-name="ce10" office:value-type="string" calcext:value-type="string">
            <text:p><text:a xlink:href="python://page['lines']['d30']['balance']" xlink:type="simple">python://page['lines']['d30']['balance']</text:a></text:p>
          </table:table-cell>
          <table:table-cell table:style-name="ce10" office:value-type="string" calcext:value-type="string">
            <text:p><text:a xlink:href="python://page['lines']['d30']['balance_prev']" xlink:type="simple">python://page['lines']['d30']['balance_prev']</text:a></text:p>
          </table:table-cell>
          <table:table-cell table:style-name="ce4" office:value-type="string" calcext:value-type="string">
            <text:p><text:a xlink:href="python://page['lines']['c30']['name']" xlink:type="simple">python://page['lines']['c30']['name']</text:a></text:p>
          </table:table-cell>
          <table:table-cell table:style-name="ce10" office:value-type="string" calcext:value-type="string">
            <text:p><text:a xlink:href="python://page['lines']['c30']['balance']" xlink:type="simple">python://page['lines']['c30']['balance']</text:a></text:p>
          </table:table-cell>
          <table:table-cell table:style-name="ce10" office:value-type="string" calcext:value-type="string">
            <text:p><text:a xlink:href="python://page['lines']['c30']['balance_prev']" xlink:type="simple">python://page['lines']['c30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1']['name']" xlink:type="simple">python://page['lines']['d31']['name']</text:a></text:p>
          </table:table-cell>
          <table:table-cell table:style-name="ce10" office:value-type="string" calcext:value-type="string">
            <text:p><text:a xlink:href="python://page['lines']['d31']['balance']" xlink:type="simple">python://page['lines']['d31']['balance']</text:a></text:p>
          </table:table-cell>
          <table:table-cell table:style-name="ce10" office:value-type="string" calcext:value-type="string">
            <text:p><text:a xlink:href="python://page['lines']['d31']['balance_prev']" xlink:type="simple">python://page['lines']['d31']['balance_prev']</text:a></text:p>
          </table:table-cell>
          <table:table-cell table:style-name="ce4" office:value-type="string" calcext:value-type="string">
            <text:p><text:a xlink:href="python://page['lines']['c31']['name']" xlink:type="simple">python://page['lines']['c31']['name']</text:a></text:p>
          </table:table-cell>
          <table:table-cell table:style-name="ce10" office:value-type="string" calcext:value-type="string">
            <text:p><text:a xlink:href="python://page['lines']['c31']['balance']" xlink:type="simple">python://page['lines']['c31']['balance']</text:a></text:p>
          </table:table-cell>
          <table:table-cell table:style-name="ce10" office:value-type="string" calcext:value-type="string">
            <text:p><text:a xlink:href="python://page['lines']['c31']['balance_prev']" xlink:type="simple">python://page['lines']['c31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2']['name']" xlink:type="simple">python://page['lines']['d32']['name']</text:a></text:p>
          </table:table-cell>
          <table:table-cell table:style-name="ce10" office:value-type="string" calcext:value-type="string">
            <text:p><text:a xlink:href="python://page['lines']['d32']['balance']" xlink:type="simple">python://page['lines']['d32']['balance']</text:a></text:p>
          </table:table-cell>
          <table:table-cell table:style-name="ce10" office:value-type="string" calcext:value-type="string">
            <text:p><text:a xlink:href="python://page['lines']['d32']['balance_prev']" xlink:type="simple">python://page['lines']['d32']['balance_prev']</text:a></text:p>
          </table:table-cell>
          <table:table-cell table:style-name="ce4"/>
          <table:table-cell table:style-name="ce10" table:number-columns-repeated="2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4" office:value-type="string" calcext:value-type="string">
            <text:p><text:a xlink:href="python://page['lines']['d33']['name']" xlink:type="simple">python://page['lines']['d33']['name']</text:a></text:p>
          </table:table-cell>
          <table:table-cell table:style-name="ce10" office:value-type="string" calcext:value-type="string">
            <text:p><text:a xlink:href="python://page['lines']['d33']['balance']" xlink:type="simple">python://page['lines']['d33']['balance']</text:a></text:p>
          </table:table-cell>
          <table:table-cell table:style-name="ce10" office:value-type="string" calcext:value-type="string">
            <text:p><text:a xlink:href="python://page['lines']['d33']['balance_prev']" xlink:type="simple">python://page['lines']['d33']['balance_prev']</text:a></text:p>
          </table:table-cell>
          <table:table-cell table:style-name="ce4" office:value-type="string" calcext:value-type="string">
            <text:p><text:a xlink:href="python://page['lines']['c32']['name']" xlink:type="simple">python://page['lines']['c32']['name']</text:a></text:p>
          </table:table-cell>
          <table:table-cell table:style-name="ce10" office:value-type="string" calcext:value-type="string">
            <text:p><text:a xlink:href="python://page['lines']['c02']['balance']" xlink:type="simple">python://page['lines']['c02']['balance']</text:a></text:p>
          </table:table-cell>
          <table:table-cell table:style-name="ce10" office:value-type="string" calcext:value-type="string">
            <text:p><text:a xlink:href="python://page['lines']['c32']['balance_prev']" xlink:type="simple">python://page['lines']['c32']['balance_prev']</text:a></text:p>
          </table:table-cell>
          <table:table-cell table:style-name="ce1" table:number-columns-repeated="1009"/>
          <table:table-cell table:number-columns-repeated="9"/>
        </table:table-row>
        <table:table-row table:style-name="ro2">
          <table:table-cell table:style-name="ce6"/>
          <table:table-cell table:style-name="ce11"/>
          <table:table-cell table:style-name="ce13"/>
          <table:table-cell table:style-name="ce2" table:number-columns-repeated="2"/>
          <table:table-cell table:style-name="ce19"/>
          <table:table-cell table:style-name="ce1" table:number-columns-repeated="1009"/>
          <table:table-cell table:number-columns-repeated="9"/>
        </table:table-row>
        <table:table-row table:style-name="ro3">
          <table:table-cell table:style-name="ce7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4"/>
          <table:table-cell table:number-columns-repeated="9"/>
        </table:table-row>
        <table:table-row table:style-name="ro2">
          <table:table-cell table:style-name="Default" table:number-columns-repeated="3"/>
          <table:table-cell table:style-name="ce1" table:number-columns-repeated="3"/>
          <table:table-cell table:style-name="Default" table:number-columns-repeated="2"/>
          <table:table-cell table:style-name="ce1" table:number-columns-repeated="1007"/>
          <table:table-cell table:number-columns-repeated="9"/>
        </table:table-row>
        <table:table-row table:style-name="ro2" table:number-rows-repeated="65064">
          <table:table-cell table:style-name="ce1" table:number-columns-repeated="1015"/>
          <table:table-cell table:number-columns-repeated="9"/>
        </table:table-row>
        <table:table-row table:style-name="ro2" table:number-rows-repeated="983097">
          <table:table-cell table:number-columns-repeated="1024"/>
        </table:table-row>
        <table:table-row table:style-name="ro4" table:number-rows-repeated="3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257P1" style:volatile="true">
      <loext:text> ¥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7P2" style:volatile="true">
      <loext:text> ¥</loext:text>
      <loext:fill-character> </loext:fill-character>
      <number:text>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6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265P1" style:volatile="true">
      <loext:text> ¥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5P2" style:volatile="true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">
      <number:number number:decimal-places="2" number:min-integer-digits="0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2.01pt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06pt double #000000" style:border-line-width-top="0pt 0.11pt 0.06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595.3pt" fo:page-height="841.89pt" style:num-format="1" style:print-orientation="portrait" fo:margin-top="14.14pt" fo:margin-bottom="14.14pt" fo:margin-left="14.14pt" fo:margin-right="14.14pt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15.85pt" fo:margin-bottom="17.29pt" fo:margin-left="17.29pt" fo:margin-right="12.25pt" style:first-page-number="continue" style:scale-to="96%" style:table-centering="horizontal" style:writing-mode="lr-tb"/>
      <style:header-style>
        <style:header-footer-properties fo:min-height="21.26pt" fo:margin-left="36.54pt" fo:margin-right="41.61pt" fo:margin-bottom="0pt"/>
      </style:header-style>
      <style:footer-style>
        <style:header-footer-properties fo:min-height="21.26pt" fo:margin-left="36.54pt" fo:margin-right="41.61pt" fo:margin-top="0pt"/>
      </style:footer-style>
    </style:page-layout>
    <style:page-layout style:name="Mpm4">
      <style:page-layout-properties style:num-format="1" style:print-orientation="portrait" fo:margin-top="15.85pt" fo:margin-bottom="17.29pt" fo:margin-left="17.29pt" fo:margin-right="12.25pt" style:first-page-number="continue" style:scale-to="96%" style:table-centering="horizontal"/>
      <style:header-style>
        <style:header-footer-properties fo:margin-left="36.54pt" fo:margin-right="41.61pt" fo:margin-bottom="0pt"/>
      </style:header-style>
      <style:footer-style>
        <style:header-footer-properties fo:margin-left="36.54pt" fo:margin-right="41.61pt" fo:margin-top="0pt"/>
      </style:footer-style>
    </style:page-layout>
    <style:page-layout style:name="Mpm5">
      <style:page-layout-properties style:num-format="1" style:print-orientation="portrait" fo:margin-top="14.14pt" fo:margin-bottom="14.14pt" fo:margin-left="14.14pt" fo:margin-right="14.14pt" style:first-page-number="continue" style:scale-to="73%" style:table-centering="horizontal"/>
      <style:header-style>
        <style:header-footer-properties fo:margin-left="39.71pt" fo:margin-right="39.71pt" fo:margin-bottom="0pt"/>
      </style:header-style>
      <style:footer-style>
        <style:header-footer-properties fo:margin-left="39.71pt" fo:margin-right="39.71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1:59:37.812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12T12:05:17.406000000</dc:date>
    <meta:editing-duration>P2DT3H42M34S</meta:editing-duration>
    <meta:editing-cycles>833</meta:editing-cycles>
    <meta:generator>LibreOffice/4.4.4.3$Windows_x86 LibreOffice_project/2c39ebcf046445232b798108aa8a7e7d89552ea8</meta:generator>
    <meta:document-statistic meta:table-count="1" meta:cell-count="196" meta:object-count="2"/>
  </office:meta>
</office:document-meta>
</file>